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0.6cm" fo:min-width="2.899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0.6cm" fo:min-width="2.898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0.883cm" fo:min-width="2.05cm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0.882cm" fo:min-width="2.0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797cm" svg:height="2.55cm" draw:transform="rotate (1.5707963267949) translate (5cm 7.7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6.796cm" svg:height="2.548cm" draw:transform="skewX (-0.000698131700797732) rotate (-1.5706217938697) translate (4.997cm 0.93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5.098cm" svg:height="3.398cm" draw:transform="skewX (-0.000349065850398866) rotate (-3.14141812066459) translate (7.549cm 4.3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5.098cm" svg:height="3.396cm" draw:transform="rotate (0.000174532925199274) translate (2.453cm 4.3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9:07:19.631000000</dc:date>
    <meta:editing-duration>PT20M45S</meta:editing-duration>
    <meta:editing-cycles>5</meta:editing-cycles>
    <meta:generator>LibreOffice/5.4.5.1$Windows_X86_64 LibreOffice_project/79c9829dd5d8054ec39a82dc51cd9eff340dbee8</meta:generator>
    <meta:document-statistic meta:object-count="5"/>
  </office:meta>
</office:document-meta>
</file>